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andlerImpl.MockHandlerImpl( MockCreationSettings &lt; T &gt; mock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andlerImpl.getMock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ockHandlerImpl.getInvocation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andlerImpl.handle( Invocation inv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